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5.474cm"/>
    </style:style>
    <style:style style:name="pr2" style:family="presentation" style:parent-style-name="midnightblue-title">
      <style:graphic-properties fo:min-height="3.50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8pt" style:font-size-asian="26pt" style:font-size-complex="36pt"/>
    </style:style>
    <style:style style:name="T3" style:family="text">
      <style:text-properties fo:font-size="32pt" style:font-size-asian="28pt" style:font-size-complex="40pt"/>
    </style:style>
    <style:style style:name="T4" style:family="text">
      <style:text-properties fo:font-size="26pt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15.474cm" svg:x="1.4cm" svg:y="3.968cm" presentation:class="subtitle" presentation:user-transformed="true">
          <draw:text-box>
            <text:p text:style-name="P1"/>
            <text:p text:style-name="P1"><text:s/><text:line-break/></text:p>
            <text:p text:style-name="P1"/>
            <text:p text:style-name="P1"/>
            <text:p text:style-name="P1">SISTEMA DE TELEMETRÍA PARA ESTACIÓN LIMNIMÉTRICA A FLOTADOR</text:p>
            <text:p text:style-name="P1"/>
            <text:p text:style-name="P1"/>
            <text:p text:style-name="P1"/>
            <text:p text:style-name="P1"/>
            <text:p text:style-name="P1"><text:span text:style-name="T1">Mayco Dagatti</text:span></text:p>
          </draw:text-box>
        </draw:frame>
        <draw:frame presentation:style-name="pr2" draw:text-style-name="P1" draw:layer="layout" svg:width="25.8cm" svg:height="5.209cm" svg:x="1.4cm" svg:y="-0.294cm" presentation:class="title" presentation:user-transformed="true">
          <draw:text-box>
            <text:p text:style-name="P3"><text:span text:style-name="T2">UNIVERSIDAD NACIONAL DE CÓRDOBA</text:span><text:span text:style-name="T3"> </text:span><text:span text:style-name="T4">Facultad de Ciencias Exactas, Físicas y Natur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layer="layout" svg:width="26cm" svg:height="2.663cm" svg:x="1cm" svg:y="0.837cm" presentation:class="title" presentation:user-transformed="true">
          <draw:text-box>
            <text:p>Motivación<text:line-break/></text:p>
          </draw:text-box>
        </draw:frame>
        <draw:frame presentation:style-name="pr1" draw:text-style-name="P4" draw:layer="layout" svg:width="25.199cm" svg:height="15.474cm" svg:x="1.2cm" svg:y="4.526cm">
          <draw:text-box>
            <text:p text:style-name="P1"/>
            <text:p text:style-name="P1"><text:s/><text:line-break/></text:p>
            <text:p text:style-name="P1"/>
            <text:p text:style-name="P1"/>
            <text:p text:style-name="P1">Motivos</text:p>
            <text:p text:style-name="P1"/>
            <text:p text:style-name="P1"/>
            <text:p text:style-name="P1"/>
            <text:p text:style-name="P1"/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Descripción del problema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Objetivo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stación Limnimétrica a Flotador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Telemetría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elección de componente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Funcionamiento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Página web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sultados (demostracion en vivo)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onclusione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.4cm" fo:margin-bottom="0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.3cm" fo:margin-bottom="0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.2cm" fo:margin-bottom="0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.1cm" fo:margin-bottom="0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.1cm" fo:margin-bottom="0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.1cm" fo:margin-bottom="0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.1cm" fo:margin-bottom="0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.1cm" fo:margin-bottom="0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1" style:page-layout-name="PM1" draw:style-name="M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1-title" draw:layer="backgroundobjects" svg:width="0.001cm" svg:height="0.001cm" svg:x="0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9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0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7:24:39.265808998</meta:creation-date>
    <dc:date>2017-12-02T18:09:39.633627712</dc:date>
    <meta:editing-duration>PT11M49S</meta:editing-duration>
    <meta:editing-cycles>4</meta:editing-cycles>
    <meta:generator>LibreOffice/5.1.6.2$Linux_X86_64 LibreOffice_project/10m0$Build-2</meta:generator>
    <meta:document-statistic meta:object-count="90"/>
  </office:meta>
</office:document-meta>
</file>